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9a2cb"/>
    </style:style>
    <style:style style:name="P2" style:family="paragraph" style:parent-style-name="Standard">
      <style:text-properties officeooo:paragraph-rsid="000d5658"/>
    </style:style>
    <style:style style:name="P3" style:family="paragraph" style:parent-style-name="Standard">
      <style:text-properties officeooo:paragraph-rsid="000ebfe8"/>
    </style:style>
    <style:style style:name="P4" style:family="paragraph" style:parent-style-name="Standard">
      <style:text-properties officeooo:paragraph-rsid="000eee5f"/>
    </style:style>
    <style:style style:name="P5" style:family="paragraph" style:parent-style-name="Standard">
      <style:text-properties officeooo:paragraph-rsid="0013832f"/>
    </style:style>
    <style:style style:name="P6" style:family="paragraph" style:parent-style-name="Standard">
      <style:text-properties officeooo:rsid="001b98c9" officeooo:paragraph-rsid="001b98c9"/>
    </style:style>
    <style:style style:name="P7" style:family="paragraph" style:parent-style-name="Standard">
      <style:text-properties officeooo:paragraph-rsid="001c6293"/>
    </style:style>
    <style:style style:name="P8" style:family="paragraph" style:parent-style-name="Standard">
      <loext:graphic-properties draw:fill="solid" draw:fill-color="#dddddd"/>
      <style:paragraph-properties fo:margin-left="1.27cm" fo:margin-right="0cm" fo:text-indent="0cm" style:auto-text-indent="false" fo:background-color="#dddddd" fo:padding="0.049cm" fo:border="0.06pt solid #000000" style:shadow="none" style:writing-mode="page"/>
      <style:text-properties officeooo:paragraph-rsid="000eee5f"/>
    </style:style>
    <style:style style:name="P9" style:family="paragraph" style:parent-style-name="Standard">
      <loext:graphic-properties draw:fill="solid" draw:fill-color="#dddddd"/>
      <style:paragraph-properties fo:margin-left="1.27cm" fo:margin-right="0cm" fo:text-indent="0cm" style:auto-text-indent="false" fo:background-color="#dddddd" fo:padding="0.049cm" fo:border="0.06pt solid #000000" style:shadow="none" style:writing-mode="page"/>
      <style:text-properties style:font-name="Courier New" fo:font-size="10pt" fo:font-weight="bold" officeooo:paragraph-rsid="001081d2" style:font-size-asian="10pt" style:font-weight-asian="bold" style:font-size-complex="10pt" style:font-weight-complex="bold"/>
    </style:style>
    <style:style style:name="P10" style:family="paragraph" style:parent-style-name="Standard">
      <loext:graphic-properties draw:fill="solid" draw:fill-color="#dddddd"/>
      <style:paragraph-properties fo:margin-left="1.27cm" fo:margin-right="0cm" fo:text-indent="0cm" style:auto-text-indent="false" fo:background-color="#dddddd" fo:padding="0.049cm" fo:border="0.06pt solid #000000" style:shadow="none" style:writing-mode="page"/>
      <style:text-properties officeooo:paragraph-rsid="0013832f"/>
    </style:style>
    <style:style style:name="P11" style:family="paragraph" style:parent-style-name="Standard">
      <loext:graphic-properties draw:fill="solid" draw:fill-color="#dddddd"/>
      <style:paragraph-properties fo:margin-left="1.27cm" fo:margin-right="0cm" fo:text-indent="0cm" style:auto-text-indent="false" fo:background-color="#dddddd" fo:padding="0.049cm" fo:border="0.06pt solid #000000" style:shadow="none" style:writing-mode="page"/>
      <style:text-properties officeooo:paragraph-rsid="001081d2"/>
    </style:style>
    <style:style style:name="P12" style:family="paragraph" style:parent-style-name="Standard">
      <style:paragraph-properties fo:margin-left="0cm" fo:margin-right="0cm" fo:text-indent="0cm" style:auto-text-indent="false"/>
      <style:text-properties officeooo:paragraph-rsid="000ebfe8"/>
    </style:style>
    <style:style style:name="P13" style:family="paragraph" style:parent-style-name="Standard">
      <style:paragraph-properties fo:margin-left="0cm" fo:margin-right="0cm" fo:text-indent="0cm" style:auto-text-indent="false"/>
      <style:text-properties officeooo:paragraph-rsid="000eee5f"/>
    </style:style>
    <style:style style:name="P14" style:family="paragraph" style:parent-style-name="Standard">
      <style:paragraph-properties fo:margin-left="0cm" fo:margin-right="0cm" fo:text-indent="0cm" style:auto-text-indent="false"/>
      <style:text-properties officeooo:paragraph-rsid="001081d2"/>
    </style:style>
    <style:style style:name="P15" style:family="paragraph" style:parent-style-name="Standard">
      <style:paragraph-properties fo:margin-left="0cm" fo:margin-right="0cm" fo:text-indent="0cm" style:auto-text-indent="false"/>
      <style:text-properties style:font-name="Liberation Serif" fo:font-weight="normal" officeooo:rsid="00155d2b" officeooo:paragraph-rsid="00155d2b" style:font-weight-asian="normal" style:font-weight-complex="normal"/>
    </style:style>
    <style:style style:name="P16" style:family="paragraph" style:parent-style-name="Standard">
      <style:paragraph-properties fo:margin-left="0cm" fo:margin-right="0cm" fo:text-indent="0cm" style:auto-text-indent="false"/>
      <style:text-properties style:font-name="Liberation Serif" fo:font-weight="normal" officeooo:rsid="0017c549" officeooo:paragraph-rsid="0017c549" style:font-weight-asian="normal" style:font-weight-complex="normal"/>
    </style:style>
    <style:style style:name="P17" style:family="paragraph" style:parent-style-name="Standard">
      <style:paragraph-properties fo:margin-left="0cm" fo:margin-right="0cm" fo:text-indent="0cm" style:auto-text-indent="false"/>
      <style:text-properties style:font-name="Liberation Serif" fo:font-weight="normal" officeooo:rsid="001849d7" officeooo:paragraph-rsid="001849d7" style:font-weight-asian="normal" style:font-weight-complex="normal"/>
    </style:style>
    <style:style style:name="P18" style:family="paragraph" style:parent-style-name="Standard" style:master-page-name="">
      <loext:graphic-properties draw:fill="none"/>
      <style:paragraph-properties fo:margin-left="0.3cm" fo:margin-right="0cm" fo:text-indent="-0.3cm" style:auto-text-indent="false" style:page-number="auto" fo:background-color="transparent"/>
      <style:text-properties fo:font-size="10pt" officeooo:paragraph-rsid="0013832f" style:font-size-asian="10pt" style:font-size-complex="10pt"/>
    </style:style>
    <style:style style:name="P19" style:family="paragraph" style:parent-style-name="Footnote" style:master-page-name="">
      <loext:graphic-properties draw:fill="none"/>
      <style:paragraph-properties fo:margin-left="0.3cm" fo:margin-right="0cm" fo:text-indent="-0.3cm" style:auto-text-indent="false" style:page-number="auto" fo:background-color="transparent" text:number-lines="false" text:line-number="0"/>
    </style:style>
    <style:style style:name="P20" style:family="paragraph" style:parent-style-name="Standard">
      <loext:graphic-properties draw:fill="solid" draw:fill-color="#dddddd"/>
      <style:paragraph-properties fo:background-color="#dddddd" fo:padding="0.049cm" fo:border="0.06pt solid #000000" style:shadow="none" style:writing-mode="page"/>
      <style:text-properties officeooo:paragraph-rsid="001c6293"/>
    </style:style>
    <style:style style:name="P21" style:family="paragraph" style:parent-style-name="Footnote" style:master-page-name="">
      <loext:graphic-properties draw:fill="none"/>
      <style:paragraph-properties fo:margin-left="0.3cm" fo:margin-right="0cm" fo:text-indent="-0.499cm" style:auto-text-indent="false" style:page-number="auto" fo:background-color="transparent" text:number-lines="false" text:line-number="0"/>
    </style:style>
    <style:style style:name="P22" style:family="paragraph" style:parent-style-name="Text_20_body">
      <style:text-properties officeooo:rsid="001c6293" officeooo:paragraph-rsid="001c6293"/>
    </style:style>
    <style:style style:name="P23" style:family="paragraph" style:parent-style-name="Standard">
      <style:text-properties fo:color="#000000" officeooo:paragraph-rsid="0009a2cb"/>
    </style:style>
    <style:style style:name="P24" style:family="paragraph" style:parent-style-name="Standard" style:list-style-name="L1">
      <style:text-properties fo:color="#000000" officeooo:paragraph-rsid="0009a2cb"/>
    </style:style>
    <style:style style:name="P25" style:family="paragraph" style:parent-style-name="Standard">
      <style:text-properties fo:color="#000000" officeooo:paragraph-rsid="000d5658"/>
    </style:style>
    <style:style style:name="P26" style:family="paragraph" style:parent-style-name="Standard" style:list-style-name="L2">
      <style:text-properties fo:color="#000000" officeooo:paragraph-rsid="000d5658"/>
    </style:style>
    <style:style style:name="P27" style:family="paragraph" style:parent-style-name="Standard" style:list-style-name="L2">
      <style:text-properties fo:color="#000000" officeooo:paragraph-rsid="001cd00a"/>
    </style:style>
    <style:style style:name="P28" style:family="paragraph" style:parent-style-name="Standard">
      <style:text-properties fo:color="#000000" officeooo:paragraph-rsid="001cd00a"/>
    </style:style>
    <style:style style:name="P29" style:family="paragraph" style:parent-style-name="Standard" style:list-style-name="L3">
      <style:text-properties fo:color="#000000" officeooo:paragraph-rsid="000d5658"/>
    </style:style>
    <style:style style:name="P30" style:family="paragraph" style:parent-style-name="Standard" style:list-style-name="L3">
      <style:text-properties fo:color="#000000" officeooo:paragraph-rsid="002b5183"/>
    </style:style>
    <style:style style:name="P31" style:family="paragraph" style:parent-style-name="Standard" style:list-style-name="L3">
      <style:text-properties fo:color="#000000" fo:font-weight="bold" officeooo:paragraph-rsid="000d5658" style:font-weight-asian="bold" style:font-weight-complex="bold"/>
    </style:style>
    <style:style style:name="P32" style:family="paragraph" style:parent-style-name="Standard" style:list-style-name="L3">
      <style:text-properties fo:color="#000000" fo:font-weight="normal" officeooo:paragraph-rsid="000d5658" style:font-weight-asian="normal" style:font-weight-complex="normal"/>
    </style:style>
    <style:style style:name="P33" style:family="paragraph" style:parent-style-name="Standard" style:list-style-name="L4">
      <style:text-properties fo:color="#000000" officeooo:paragraph-rsid="000d5658"/>
    </style:style>
    <style:style style:name="P34" style:family="paragraph" style:parent-style-name="Standard">
      <style:text-properties fo:color="#000000" officeooo:paragraph-rsid="000ebfe8"/>
    </style:style>
    <style:style style:name="P35" style:family="paragraph" style:parent-style-name="Standard" style:list-style-name="L5">
      <style:text-properties fo:color="#000000" officeooo:paragraph-rsid="000ebfe8"/>
    </style:style>
    <style:style style:name="P36" style:family="paragraph" style:parent-style-name="Standard">
      <style:text-properties fo:color="#000000" style:font-name="Courier New" fo:font-weight="bold" officeooo:paragraph-rsid="000eee5f" style:font-weight-asian="bold" style:font-weight-complex="bold"/>
    </style:style>
    <style:style style:name="P37" style:family="paragraph" style:parent-style-name="Standard">
      <style:text-properties fo:color="#000000" officeooo:paragraph-rsid="000eee5f"/>
    </style:style>
    <style:style style:name="P38" style:family="paragraph" style:parent-style-name="Standard" style:list-style-name="L7">
      <style:text-properties fo:color="#000000" officeooo:paragraph-rsid="001081d2"/>
    </style:style>
    <style:style style:name="P39" style:family="paragraph" style:parent-style-name="Standard">
      <style:text-properties fo:color="#000000" officeooo:rsid="001b98c9" officeooo:paragraph-rsid="001b98c9"/>
    </style:style>
    <style:style style:name="P40" style:family="paragraph" style:parent-style-name="Standard">
      <style:text-properties fo:color="#000000" officeooo:paragraph-rsid="001c6293"/>
    </style:style>
    <style:style style:name="P41" style:family="paragraph" style:parent-style-name="Standard">
      <style:text-properties fo:color="#000000" officeooo:paragraph-rsid="0011ca06"/>
    </style:style>
    <style:style style:name="P42" style:family="paragraph" style:parent-style-name="Standard">
      <style:text-properties fo:color="#000000" officeooo:paragraph-rsid="0013832f"/>
    </style:style>
    <style:style style:name="P43" style:family="paragraph" style:parent-style-name="Standard">
      <style:text-properties fo:color="#000000" officeooo:paragraph-rsid="002c551e"/>
    </style:style>
    <style:style style:name="P44" style:family="paragraph" style:parent-style-name="Standard" style:list-style-name="L1">
      <style:text-properties officeooo:paragraph-rsid="0009a2cb"/>
    </style:style>
    <style:style style:name="P45" style:family="paragraph" style:parent-style-name="Standard" style:list-style-name="L1">
      <style:text-properties officeooo:paragraph-rsid="000d5658"/>
    </style:style>
    <style:style style:name="P46" style:family="paragraph" style:parent-style-name="Standard" style:list-style-name="L2">
      <style:text-properties officeooo:paragraph-rsid="000d5658"/>
    </style:style>
    <style:style style:name="P47" style:family="paragraph" style:parent-style-name="Standard" style:list-style-name="L3">
      <style:text-properties officeooo:paragraph-rsid="000d5658"/>
    </style:style>
    <style:style style:name="P48" style:family="paragraph" style:parent-style-name="Standard" style:list-style-name="L3">
      <style:text-properties officeooo:paragraph-rsid="002c551e"/>
    </style:style>
    <style:style style:name="P49" style:family="paragraph" style:parent-style-name="Standard" style:list-style-name="L6">
      <style:text-properties officeooo:paragraph-rsid="000eee5f"/>
    </style:style>
    <style:style style:name="P50" style:family="paragraph" style:parent-style-name="Standard" style:list-style-name="L6">
      <style:text-properties officeooo:paragraph-rsid="002ce2cb"/>
    </style:style>
    <style:style style:name="P51" style:family="paragraph" style:parent-style-name="Standard" style:list-style-name="L7">
      <style:text-properties officeooo:rsid="001d549d" officeooo:paragraph-rsid="001d549d"/>
    </style:style>
    <style:style style:name="P52" style:family="paragraph" style:parent-style-name="Standard">
      <style:text-properties officeooo:paragraph-rsid="00211494"/>
    </style:style>
    <style:style style:name="P53" style:family="paragraph" style:parent-style-name="Standard">
      <style:text-properties officeooo:rsid="001b98c9" officeooo:paragraph-rsid="001b98c9"/>
    </style:style>
    <style:style style:name="P54" style:family="paragraph" style:parent-style-name="Standard">
      <style:text-properties officeooo:paragraph-rsid="00228c67"/>
    </style:style>
    <style:style style:name="P55" style:family="paragraph" style:parent-style-name="Standard">
      <style:text-properties officeooo:paragraph-rsid="001c6293"/>
    </style:style>
    <style:style style:name="P56" style:family="paragraph" style:parent-style-name="Standard">
      <style:text-properties officeooo:paragraph-rsid="002fde9f"/>
    </style:style>
    <style:style style:name="P57" style:family="paragraph" style:parent-style-name="Standard" style:master-page-name="">
      <loext:graphic-properties draw:fill="none"/>
      <style:paragraph-properties fo:margin-left="0.3cm" fo:margin-right="0cm" fo:text-indent="-0.3cm" style:auto-text-indent="false" style:page-number="auto" fo:background-color="transparent"/>
      <style:text-properties fo:color="#000000" fo:font-size="10pt" officeooo:paragraph-rsid="001081d2" style:font-size-asian="10pt" style:font-size-complex="10pt"/>
    </style:style>
    <style:style style:name="P58" style:family="paragraph" style:parent-style-name="Standard" style:master-page-name="">
      <loext:graphic-properties draw:fill="none"/>
      <style:paragraph-properties fo:margin-left="0.3cm" fo:margin-right="0cm" fo:text-indent="-0.3cm" style:auto-text-indent="false" style:page-number="auto" fo:background-color="transparent"/>
      <style:text-properties fo:color="#000000" fo:font-size="10pt" officeooo:paragraph-rsid="0011ca06" style:font-size-asian="10pt" style:font-size-complex="10pt"/>
    </style:style>
    <style:style style:name="P59" style:family="paragraph" style:parent-style-name="Standard" style:master-page-name="">
      <loext:graphic-properties draw:fill="none"/>
      <style:paragraph-properties fo:margin-left="0.3cm" fo:margin-right="0cm" fo:text-indent="-0.3cm" style:auto-text-indent="false" style:page-number="auto" fo:background-color="transparent"/>
      <style:text-properties fo:color="#000000" fo:font-size="10pt" officeooo:paragraph-rsid="0013832f" style:font-size-asian="10pt" style:font-size-complex="10pt"/>
    </style:style>
    <style:style style:name="P60" style:family="paragraph" style:parent-style-name="Standard" style:master-page-name="">
      <loext:graphic-properties draw:fill="none"/>
      <style:paragraph-properties fo:margin-left="0.3cm" fo:margin-right="0cm" fo:text-indent="-0.3cm" style:auto-text-indent="false" style:page-number="auto" fo:background-color="transparent"/>
      <style:text-properties fo:color="#000000" fo:font-size="10pt" officeooo:paragraph-rsid="000d5658" style:font-size-asian="10pt" style:font-size-complex="10pt"/>
    </style:style>
    <style:style style:name="P61" style:family="paragraph" style:parent-style-name="Standard">
      <loext:graphic-properties draw:fill="solid" draw:fill-color="#dddddd"/>
      <style:paragraph-properties fo:margin-left="1.27cm" fo:margin-right="0cm" fo:text-indent="0cm" style:auto-text-indent="false" fo:background-color="#dddddd" fo:padding="0.049cm" fo:border="0.06pt solid #000000" style:shadow="none" style:writing-mode="page"/>
      <style:text-properties fo:color="#000000" style:font-name="Courier New" fo:font-weight="bold" officeooo:paragraph-rsid="000eee5f" style:font-weight-asian="bold" style:font-weight-complex="bold"/>
    </style:style>
    <style:style style:name="P62" style:family="paragraph" style:parent-style-name="Standard">
      <loext:graphic-properties draw:fill="solid" draw:fill-color="#dddddd"/>
      <style:paragraph-properties fo:margin-left="1.27cm" fo:margin-right="0cm" fo:text-indent="0cm" style:auto-text-indent="false" fo:background-color="#dddddd" fo:padding="0.049cm" fo:border="0.06pt solid #000000" style:shadow="none" style:writing-mode="page"/>
      <style:text-properties fo:color="#000000" style:font-name="Courier New" fo:font-size="10pt" fo:font-weight="bold" officeooo:paragraph-rsid="001081d2" style:font-size-asian="10pt" style:font-weight-asian="bold" style:font-size-complex="10pt" style:font-weight-complex="bold"/>
    </style:style>
    <style:style style:name="P63" style:family="paragraph" style:parent-style-name="Standard">
      <style:paragraph-properties fo:margin-left="1.27cm" fo:margin-right="0cm" fo:text-indent="0cm" style:auto-text-indent="false"/>
      <style:text-properties fo:color="#000000" style:font-name="Courier New" fo:font-weight="bold" officeooo:paragraph-rsid="000eee5f" style:font-weight-asian="bold" style:font-weight-complex="bold"/>
    </style:style>
    <style:style style:name="P64" style:family="paragraph" style:parent-style-name="Standard">
      <loext:graphic-properties draw:fill="solid" draw:fill-color="#dddddd"/>
      <style:paragraph-properties fo:margin-left="1.27cm" fo:margin-right="0cm" fo:text-indent="0cm" style:auto-text-indent="false" fo:break-before="page" fo:background-color="#dddddd" fo:padding="0.049cm" fo:border="0.06pt solid #000000" style:shadow="none" style:writing-mode="page"/>
      <style:text-properties officeooo:paragraph-rsid="000ebfe8"/>
    </style:style>
    <style:style style:name="P65" style:family="paragraph" style:parent-style-name="Standard">
      <loext:graphic-properties draw:fill="none" draw:fill-color="#dddddd"/>
      <style:paragraph-properties fo:margin-left="0cm" fo:margin-right="0cm" fo:text-indent="0cm" style:auto-text-indent="false" fo:background-color="transparent" fo:padding="0.049cm" fo:border="none" style:shadow="none" style:writing-mode="page"/>
      <style:text-properties fo:color="#000000" officeooo:paragraph-rsid="000eee5f"/>
    </style:style>
    <style:style style:name="P66" style:family="paragraph" style:parent-style-name="Standard">
      <style:paragraph-properties fo:margin-left="0cm" fo:margin-right="0cm" fo:text-indent="0cm" style:auto-text-indent="false"/>
      <style:text-properties fo:color="#000000" officeooo:paragraph-rsid="000eee5f"/>
    </style:style>
    <style:style style:name="P67" style:family="paragraph" style:parent-style-name="Standard">
      <style:paragraph-properties fo:margin-left="0cm" fo:margin-right="0cm" fo:text-indent="0cm" style:auto-text-indent="false"/>
      <style:text-properties fo:color="#000000" officeooo:paragraph-rsid="001081d2"/>
    </style:style>
    <style:style style:name="P68" style:family="paragraph" style:parent-style-name="Standard">
      <style:paragraph-properties fo:margin-left="0cm" fo:margin-right="0cm" fo:text-indent="0cm" style:auto-text-indent="false"/>
      <style:text-properties fo:color="#000000" style:font-name="Liberation Serif" fo:font-weight="bold" officeooo:paragraph-rsid="0013832f" style:font-weight-asian="bold" style:font-weight-complex="bold"/>
    </style:style>
    <style:style style:name="P69" style:family="paragraph" style:parent-style-name="Standard">
      <style:paragraph-properties fo:margin-left="0cm" fo:margin-right="0cm" fo:text-indent="0cm" style:auto-text-indent="false"/>
      <style:text-properties fo:color="#000000" style:font-name="Liberation Serif" fo:font-weight="normal" officeooo:rsid="00155d2b" officeooo:paragraph-rsid="00155d2b" style:font-weight-asian="normal" style:font-weight-complex="normal"/>
    </style:style>
    <style:style style:name="P70" style:family="paragraph" style:parent-style-name="Standard">
      <style:paragraph-properties fo:margin-left="0cm" fo:margin-right="0cm" fo:text-indent="0cm" style:auto-text-indent="false"/>
      <style:text-properties fo:color="#000000" style:font-name="Liberation Serif" fo:font-weight="normal" officeooo:rsid="0016be71" officeooo:paragraph-rsid="0016be71" style:font-weight-asian="normal" style:font-weight-complex="normal"/>
    </style:style>
    <style:style style:name="P71" style:family="paragraph" style:parent-style-name="Standard">
      <style:paragraph-properties fo:margin-left="0cm" fo:margin-right="0cm" fo:text-indent="0cm" style:auto-text-indent="false"/>
      <style:text-properties fo:color="#000000" style:font-name="Liberation Serif" fo:font-weight="normal" officeooo:rsid="0017c549" officeooo:paragraph-rsid="0017c549" style:font-weight-asian="normal" style:font-weight-complex="normal"/>
    </style:style>
    <style:style style:name="P72" style:family="paragraph" style:parent-style-name="Standard">
      <style:paragraph-properties fo:margin-left="0cm" fo:margin-right="0cm" fo:text-indent="0cm" style:auto-text-indent="false"/>
      <style:text-properties fo:color="#000000" style:font-name="Liberation Serif" fo:font-weight="normal" officeooo:rsid="00180699" officeooo:paragraph-rsid="00180699" style:font-weight-asian="normal" style:font-weight-complex="normal"/>
    </style:style>
    <style:style style:name="P73" style:family="paragraph" style:parent-style-name="Standard">
      <style:paragraph-properties fo:margin-left="0cm" fo:margin-right="0cm" fo:text-indent="0cm" style:auto-text-indent="false"/>
      <style:text-properties fo:color="#000000" style:font-name="Liberation Serif" fo:font-weight="normal" officeooo:rsid="001849d7" officeooo:paragraph-rsid="001849d7" style:font-weight-asian="normal" style:font-weight-complex="normal"/>
    </style:style>
    <style:style style:name="P74" style:family="paragraph" style:parent-style-name="Standard">
      <style:paragraph-properties fo:margin-left="0cm" fo:margin-right="0cm" fo:text-indent="0cm" style:auto-text-indent="false"/>
      <style:text-properties fo:color="#000000" style:font-name="Liberation Serif" fo:font-weight="normal" officeooo:rsid="0018f899" officeooo:paragraph-rsid="0018f899" style:font-weight-asian="normal" style:font-weight-complex="normal"/>
    </style:style>
    <style:style style:name="P75" style:family="paragraph" style:parent-style-name="Standard">
      <style:paragraph-properties fo:margin-left="0cm" fo:margin-right="0cm" fo:text-indent="0cm" style:auto-text-indent="false"/>
      <style:text-properties fo:color="#000000" style:font-name="Liberation Serif" fo:font-weight="normal" officeooo:rsid="00199c3a" officeooo:paragraph-rsid="00199c3a" style:font-weight-asian="normal" style:font-weight-complex="normal"/>
    </style:style>
    <style:style style:name="P76" style:family="paragraph" style:parent-style-name="Standard">
      <style:paragraph-properties fo:margin-left="0cm" fo:margin-right="0cm" fo:text-indent="0cm" style:auto-text-indent="false"/>
      <style:text-properties fo:color="#000000" style:font-name="Liberation Serif" fo:font-weight="normal" officeooo:rsid="001b98c9" officeooo:paragraph-rsid="001b98c9" style:font-weight-asian="normal" style:font-weight-complex="normal"/>
    </style:style>
    <style:style style:name="P77" style:family="paragraph" style:parent-style-name="Standard">
      <style:paragraph-properties fo:margin-left="0cm" fo:margin-right="0cm" fo:text-indent="0cm" style:auto-text-indent="false"/>
      <style:text-properties fo:color="#000000" style:font-name="Liberation Serif" fo:font-weight="normal" officeooo:rsid="001eadeb" officeooo:paragraph-rsid="001eadeb" style:font-weight-asian="normal" style:font-weight-complex="normal"/>
    </style:style>
    <style:style style:name="P78" style:family="paragraph" style:parent-style-name="Standard">
      <style:paragraph-properties fo:margin-left="0cm" fo:margin-right="0cm" fo:text-indent="0cm" style:auto-text-indent="false"/>
      <style:text-properties fo:color="#000000" style:font-name="Liberation Serif" fo:font-weight="normal" officeooo:rsid="001ed16a" officeooo:paragraph-rsid="001ed16a" style:font-weight-asian="normal" style:font-weight-complex="normal"/>
    </style:style>
    <style:style style:name="P79" style:family="paragraph" style:parent-style-name="Standard">
      <style:paragraph-properties fo:margin-left="0cm" fo:margin-right="0cm" fo:text-indent="0cm" style:auto-text-indent="false"/>
      <style:text-properties fo:color="#000000" style:font-name="Liberation Serif" fo:font-weight="normal" officeooo:rsid="0022ad54" officeooo:paragraph-rsid="0022ad54" style:font-weight-asian="normal" style:font-weight-complex="normal"/>
    </style:style>
    <style:style style:name="P80" style:family="paragraph" style:parent-style-name="Standard">
      <style:paragraph-properties fo:margin-left="0cm" fo:margin-right="0cm" fo:text-indent="0cm" style:auto-text-indent="false"/>
      <style:text-properties fo:color="#000000" style:font-name="Liberation Serif" fo:font-weight="normal" officeooo:rsid="00252def" officeooo:paragraph-rsid="00252def" style:font-weight-asian="normal" style:font-weight-complex="normal"/>
    </style:style>
    <style:style style:name="P81" style:family="paragraph" style:parent-style-name="Standard">
      <style:paragraph-properties fo:margin-left="0cm" fo:margin-right="0cm" fo:text-indent="0cm" style:auto-text-indent="false"/>
      <style:text-properties officeooo:paragraph-rsid="001081d2"/>
    </style:style>
    <style:style style:name="P82" style:family="paragraph" style:parent-style-name="Standard">
      <style:paragraph-properties fo:margin-left="0cm" fo:margin-right="0cm" fo:text-indent="0cm" style:auto-text-indent="false"/>
      <style:text-properties officeooo:paragraph-rsid="0026b315"/>
    </style:style>
    <style:style style:name="P83" style:family="paragraph" style:parent-style-name="Standard" style:master-page-name="">
      <loext:graphic-properties draw:fill="none"/>
      <style:paragraph-properties fo:margin-left="0cm" fo:margin-right="0cm" fo:text-indent="0cm" style:auto-text-indent="false" style:page-number="auto" fo:background-color="transparent"/>
      <style:text-properties fo:color="#000000" style:font-name="Liberation Serif" fo:font-size="10pt" fo:font-weight="normal" officeooo:rsid="001ed16a" officeooo:paragraph-rsid="00326194" style:font-size-asian="10pt" style:font-weight-asian="normal" style:font-size-complex="10pt" style:font-weight-complex="normal"/>
    </style:style>
    <style:style style:name="P84" style:family="paragraph" style:parent-style-name="Standard">
      <style:paragraph-properties fo:break-before="page"/>
      <style:text-properties officeooo:paragraph-rsid="00228c67"/>
    </style:style>
    <style:style style:name="P85" style:family="paragraph" style:parent-style-name="Standard">
      <loext:graphic-properties draw:fill="solid" draw:fill-color="#dddddd"/>
      <style:paragraph-properties fo:background-color="#dddddd" fo:padding="0.049cm" fo:border="0.06pt solid #000000" style:shadow="none" style:writing-mode="page"/>
      <style:text-properties officeooo:paragraph-rsid="001c6293"/>
    </style:style>
    <style:style style:name="P86" style:family="paragraph" style:parent-style-name="Heading_20_3">
      <style:text-properties fo:color="#000000" officeooo:paragraph-rsid="0009a2cb"/>
    </style:style>
    <style:style style:name="P87" style:family="paragraph" style:parent-style-name="Footnote" style:master-page-name="">
      <loext:graphic-properties draw:fill="none"/>
      <style:paragraph-properties fo:margin-left="0.3cm" fo:margin-right="0cm" fo:text-indent="-0.3cm" style:auto-text-indent="false" style:page-number="auto" fo:background-color="transparent" text:number-lines="false" text:line-number="0"/>
      <style:text-properties fo:color="#000000" officeooo:paragraph-rsid="0011ca06"/>
    </style:style>
    <style:style style:name="P88" style:family="paragraph" style:parent-style-name="Heading_20_4">
      <style:text-properties officeooo:paragraph-rsid="00310f0a"/>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officeooo:rsid="000d5658"/>
    </style:style>
    <style:style style:name="T4" style:family="text">
      <style:text-properties fo:color="#000000" style:font-name="Courier New" fo:font-weight="bold" style:font-weight-asian="bold" style:font-weight-complex="bold"/>
    </style:style>
    <style:style style:name="T5" style:family="text">
      <style:text-properties fo:color="#000000" style:font-name="Courier New" fo:font-weight="bold" officeooo:rsid="000ebfe8" style:font-weight-asian="bold" style:font-weight-complex="bold"/>
    </style:style>
    <style:style style:name="T6" style:family="text">
      <style:text-properties fo:color="#000000" style:font-name="Courier New" fo:font-weight="bold" officeooo:rsid="0013832f" style:font-weight-asian="bold" style:font-weight-complex="bold"/>
    </style:style>
    <style:style style:name="T7" style:family="text">
      <style:text-properties fo:color="#000000" style:font-name="Courier New" style:text-underline-style="none" fo:font-weight="bold" style:font-weight-asian="bold" style:font-weight-complex="bold"/>
    </style:style>
    <style:style style:name="T8" style:family="text">
      <style:text-properties fo:color="#000000" style:font-name="Courier New" fo:font-size="10pt" fo:font-weight="bold" style:font-size-asian="10pt" style:font-weight-asian="bold" style:font-size-complex="10pt" style:font-weight-complex="bold"/>
    </style:style>
    <style:style style:name="T9" style:family="text">
      <style:text-properties fo:color="#000000" style:font-name="Courier New" fo:font-size="10pt" fo:font-weight="bold" officeooo:rsid="001081d2" style:font-size-asian="10pt" style:font-weight-asian="bold" style:font-size-complex="10pt" style:font-weight-complex="bold"/>
    </style:style>
    <style:style style:name="T10" style:family="text">
      <style:text-properties fo:color="#000000" style:font-name="Courier New" fo:font-size="10pt" style:text-underline-style="none" fo:font-weight="bold" style:font-size-asian="10pt" style:font-weight-asian="bold" style:font-size-complex="10pt" style:font-weight-complex="bold"/>
    </style:style>
    <style:style style:name="T11" style:family="text">
      <style:text-properties fo:color="#000000" style:font-name="Courier New" fo:font-size="10pt" style:text-underline-style="none" fo:font-weight="bold" officeooo:rsid="001081d2" style:font-size-asian="10pt" style:font-weight-asian="bold" style:font-size-complex="10pt" style:font-weight-complex="bold"/>
    </style:style>
    <style:style style:name="T12" style:family="text">
      <style:text-properties fo:color="#000000" officeooo:rsid="000eee5f"/>
    </style:style>
    <style:style style:name="T13" style:family="text">
      <style:text-properties fo:color="#000000" officeooo:rsid="001081d2"/>
    </style:style>
    <style:style style:name="T14" style:family="text">
      <style:text-properties fo:color="#000000" officeooo:rsid="0011ca06"/>
    </style:style>
    <style:style style:name="T15" style:family="text">
      <style:text-properties fo:color="#000000" officeooo:rsid="0013832f"/>
    </style:style>
    <style:style style:name="T16" style:family="text">
      <style:text-properties fo:color="#000000" officeooo:rsid="0017c549"/>
    </style:style>
    <style:style style:name="T17" style:family="text">
      <style:text-properties fo:color="#000000" officeooo:rsid="0018f899"/>
    </style:style>
    <style:style style:name="T18" style:family="text">
      <style:text-properties fo:color="#000000" officeooo:rsid="001cd00a"/>
    </style:style>
    <style:style style:name="T19" style:family="text">
      <style:text-properties fo:color="#000000" officeooo:rsid="001d7702"/>
    </style:style>
    <style:style style:name="T20" style:family="text">
      <style:text-properties fo:color="#000000" officeooo:rsid="001e50be"/>
    </style:style>
    <style:style style:name="T21" style:family="text">
      <style:text-properties fo:color="#000000" officeooo:rsid="00211494"/>
    </style:style>
    <style:style style:name="T22" style:family="text">
      <style:text-properties fo:color="#000000" officeooo:rsid="00228c67"/>
    </style:style>
    <style:style style:name="T23" style:family="text">
      <style:text-properties fo:color="#000000" officeooo:rsid="0022ad54"/>
    </style:style>
    <style:style style:name="T24" style:family="text">
      <style:text-properties fo:color="#000000" officeooo:rsid="0029c832"/>
    </style:style>
    <style:style style:name="T25" style:family="text">
      <style:text-properties style:font-name="Courier New" fo:font-weight="bold" style:font-weight-asian="bold" style:font-weight-complex="bold"/>
    </style:style>
    <style:style style:name="T26" style:family="text">
      <style:text-properties officeooo:rsid="001e50be"/>
    </style:style>
    <style:style style:name="T27" style:family="text">
      <style:text-properties style:font-name="Courier New" fo:font-weight="bold" style:font-weight-asian="bold" style:font-weight-complex="bold"/>
    </style:style>
    <style:style style:name="T28" style:family="text">
      <style:text-properties style:font-name="Courier New" fo:font-weight="bold" officeooo:rsid="0023d376" style:font-weight-asian="bold" style:font-weight-complex="bold"/>
    </style:style>
    <style:style style:name="T29" style:family="text">
      <style:text-properties officeooo:rsid="001eadeb"/>
    </style:style>
    <style:style style:name="T30" style:family="text">
      <style:text-properties officeooo:rsid="001ed16a"/>
    </style:style>
    <style:style style:name="T31" style:family="text">
      <style:text-properties officeooo:rsid="0023d376"/>
    </style:style>
    <style:style style:name="T32" style:family="text">
      <style:text-properties style:text-line-through-style="none" style:text-line-through-type="none" officeooo:rsid="0023d376"/>
    </style:style>
    <style:style style:name="T33" style:family="text">
      <style:text-properties style:text-line-through-style="none" style:text-line-through-type="none" style:font-name="Courier New" fo:font-weight="bold" officeooo:rsid="0023d376" style:font-weight-asian="bold" style:font-weight-complex="bold"/>
    </style:style>
    <style:style style:name="T34" style:family="text">
      <style:text-properties style:text-line-through-style="none" style:text-line-through-type="none" officeooo:rsid="00252def"/>
    </style:style>
    <style:style style:name="T35" style:family="text">
      <style:text-properties officeooo:rsid="0026b3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XML Prague 2018</text:h>
      <text:h text:style-name="Heading_20_2" text:outline-level="2">Using Maven with XML development projects</text:h>
      <text:p text:style-name="P22">Christophe Marchand – Oxiane<text:line-break/>Matthieu Ricaud-Dussarget – Editions Lefebvre-Sarrut</text:p>
      <text:h text:style-name="P86" text:outline-level="3">Context</text:h>
      <text:p text:style-name="P1"><text:span text:style-name="T1">I'm a Java developper, since many years. I've seen and used many build systems, from a simple document that explains how to build, to a configured build descriptor. Most of build systems I've used are script-like systems. Maven is a build descriptor, where all the build phases are configured, not scripted. Maven has been used since 2009, and widely used since 2012. I've worked on many projects where provided data was XML. Those projects where mostly Java projects, embedding few XML <text:s/>technologies, as XPath and XSL. In 2015, I started a new contract in ELS, a publishing company, where the most important part of code were XML languages, as XSL, XQuery, XProc, RelaxNG, and so on ; they are all familiars to you. <text:s/></text:span><text:line-break/></text:p>
      <text:p text:style-name="P1"><text:span text:style-name="T1">I've been very surprised that some projects didn't used correctly Source Control Management, that some projects where deployed on servers from a SVN checkout, that some projects did not have unit tests, that there were no standard way to build a project, and to deploy it on a target box. </text:span><text:line-break/><text:line-break/><text:span text:style-name="T1">I've started to work to define a standard way to define a project, to organize sources, to build, to</text:span><text:line-break/><text:span text:style-name="T1">run unit tests, and </text:span><text:span text:style-name="T24">to define </text:span><text:span text:style-name="T1">a way to avoid code duplication.</text:span></text:p>
      <text:p text:style-name="P23"/>
      <text:h text:style-name="Heading_20_3" text:outline-level="3">Needs</text:h>
      <text:p text:style-name="P23">We had many requirements on the development organization :</text:p>
      <text:list xml:id="list3865799077" text:style-name="L1">
        <text:list-item>
          <text:p text:style-name="P24">we must ensure that code is not duplicated anywhere in our projcts</text:p>
          <text:list>
            <text:list-item>
              <text:p text:style-name="P24">Maintaining such code properly becomes a nightmare as the time goes</text:p>
            </text:list-item>
            <text:list-item>
              <text:p text:style-name="P24">XML technologies generally have a strong ability to deal with overriding rule (xsd, xslt, etc.) : it makes possible to create common code at any level in a logical architecture</text:p>
            </text:list-item>
            <text:list-item>
              <text:p text:style-name="P24">It helps in creating specific/generic code architecture</text:p>
            </text:list-item>
            <text:list-item>
              <text:p text:style-name="P44"><text:span text:style-name="T1">It improves quality </text:span><text:span text:style-name="T2">That implies a simple way to re-use existing code</text:span></text:p>
            </text:list-item>
          </text:list>
        </text:list-item>
        <text:list-item>
          <text:p text:style-name="P24">we want common code changes won't break every projects using it :</text:p>
          <text:list>
            <text:list-item>
              <text:p text:style-name="P44"><text:span text:style-name="T1">we want to be able to separate each chunk of code, and identify each version with no ambiquity </text:span><text:span text:style-name="T2">to produce deliveries that can be identifed as deliveries and not as source code</text:span><text:span text:style-name="T1">. Let's call this an artifact</text:span></text:p>
            </text:list-item>
            <text:list-item>
              <text:p text:style-name="P24">we must be able to distinguish a stable release (an artifact we know exactly which commit of code has produced it), from a development one (an artifact that is still under development, and that may change from one day to another)</text:p>
            </text:list-item>
            <text:list-item>
              <text:p text:style-name="P24">we must ensure that a release artifact can not be re-build : i.e. a release artifact can not be modified</text:p>
            </text:list-item>
            <text:list-item>
              <text:p text:style-name="P44"><text:span text:style-name="T1">when we re-use a piece of existing code, we want to reference it, through a release artifact reference ; hence, we are sure the referenced code will never be modified</text:span><text:line-break/><text:span text:style-name="T1">we want every artifact version being accessible from any other project easily</text:span></text:p>
            </text:list-item>
            <text:list-item>
              <text:p text:style-name="P24">we need to publish build artifacts to a central repository ; this central repository will be then used to get artifacts when needed</text:p>
            </text:list-item>
          </text:list>
        </text:list-item>
        <text:list-item>
          <text:p text:style-name="P24">we must ensure that unit tests are always successfully run before building an artifact</text:p>
        </text:list-item>
        <text:list-item>
          <text:p text:style-name="P24">we must be able to deploy programs to target locations from the central repository</text:p>
          <text:list>
            <text:list-item>
              <text:p text:style-name="P44"><text:span text:style-name="T1">a "program" is usually an aggregat</text:span><text:span text:style-name="T18">e</text:span><text:span text:style-name="T1"> of many artifacts, </text:span><text:span text:style-name="T3">with a shell</text:span></text:p>
            </text:list-item>
          </text:list>
        </text:list-item>
        <text:list-item>
          <text:p text:style-name="P45"><text:soft-page-break/><text:span text:style-name="T1">last but not least, we want all these requirements to work the same way for </text:span><text:span text:style-name="T22">all </text:span><text:span text:style-name="T1">our editorial languages : XSLT, XQUERY, SCHEMATRON, DTD, XSD Schema, Relax NG, … </text:span><text:span text:style-name="T21">and Java ! All programs we deploy are Java programs, either run directly, </text:span><text:span text:style-name="T22">or</text:span><text:span text:style-name="T21"> launch by an orchestrator. Finally, we deploy Java programs, who </text:span><text:span text:style-name="T22">run XSLT, Xquery, or other XML languages.</text:span></text:p>
        </text:list-item>
      </text:list>
      <text:p text:style-name="P25"/>
      <text:p text:style-name="P2"><text:span text:style-name="T1">We also ha</text:span><text:span text:style-name="T3">d</text:span><text:span text:style-name="T1"> some wishes :</text:span></text:p>
      <text:list xml:id="list1118778864" text:style-name="L2">
        <text:list-item>
          <text:p text:style-name="P26">we'd like that release artifacts can only be build by a dedicated build environment ; this ensures that build command and options are always the same, and that build is not performed locally by a developer, with special options. Well, we'd like that release buid could be repeat in case of a massive crash.</text:p>
        </text:list-item>
        <text:list-item>
          <text:p text:style-name="P26">we'd like to deploy only compiled code</text:p>
          <text:list>
            <text:list-item>
              <text:p text:style-name="P26">most of language specifications define a compile process (well, static errors, at least)</text:p>
            </text:list-item>
            <text:list-item>
              <text:p text:style-name="P26">only XSLT 3.0 has defined that a XSL can be compiled, moved, and then run elsewhere. So, a compiled form exists, even if it is not standardized. </text:p>
            </text:list-item>
            <text:list-item>
              <text:p text:style-name="P26">other languages may defined some compile-like process,</text:p>
            </text:list-item>
            <text:list-item>
              <text:p text:style-name="P26">we may have some transformations to apply to source code before it can be accepted as "compiled"</text:p>
            </text:list-item>
            <text:list-item>
              <text:p text:style-name="P46"><text:span text:style-name="T1">we could define that compilation step is any operation that transform a </text:span><text:span text:style-name="T2">source</text:span><text:span text:style-name="T1"> code to a </text:span><text:span text:style-name="T2">build</text:span><text:span text:style-name="T1"> code.</text:span></text:p>
            </text:list-item>
          </text:list>
        </text:list-item>
        <text:list-item>
          <text:p text:style-name="P26">we'd like to be able to generate code</text:p>
        </text:list-item>
        <text:list-item>
          <text:p text:style-name="P26">we'd like to be able to validate an XML file, as a condition to build artifact</text:p>
        </text:list-item>
        <text:list-item>
          <text:p text:style-name="P27">we'd like that developer documentation will be published on a Web server each time a build is performed. Hence, a developer who wants to use a particular artifact is able to find the documentation of this artifact. </text:p>
        </text:list-item>
      </text:list>
      <text:p text:style-name="P28"/>
      <text:h text:style-name="Heading_20_3" text:outline-level="3">Solutions</text:h>
      <text:p text:style-name="P52"><text:span text:style-name="T1">ELS has tested various tools and frameworks to manage their project management requirements (mainly XProject, </text:span><text:span text:style-name="T21">EXPath, </text:span><text:span text:style-name="T1">ant). </text:span><text:span text:style-name="T21">X</text:span><text:span text:style-name="T23">P</text:span><text:span text:style-name="T21">roject defines a project structure, but lacks on version management. EXPath has a repository, but each repository should be manually fed by modules ; it is widely used by XSLT and XQuery engines, but not really </text:span><text:span text:style-name="T22">suited</text:span><text:span text:style-name="T21"> to create Java programs </text:span><text:span text:style-name="T23">that embed EXPath modules</text:span><text:span text:style-name="T21">, </text:span><text:span text:style-name="T22">and is so not suited to a scalable architecture, </text:span><text:span text:style-name="T23">where Java components could be dynamically deployed on many servers</text:span><text:span text:style-name="T21">. Ant allows everything, but ant is a scripting system, and scripts should have their own unit tests, </text:span><text:span text:style-name="T22">which is never done.</text:span></text:p>
      <text:p text:style-name="P52"><text:span text:style-name="T1">The only one that satifies all requirements is Maven. But Maven does not provides plugins for a lot of tasks we need.</text:span><text:line-break/><text:span text:style-name="T1">Maven has a standard way to build : phases lifecycle. <text:s/>Build has a lifecycle, and phases are sequentially organized through this lifecycle ; one phase can not be executed if all previous phases have not been successfully executed.</text:span><text:line-break/><text:line-break/><text:span text:style-name="T1">According to Maven documentation</text:span><text:span text:style-name="T1"><text:note text:id="ftn1" text:note-class="footnote"><text:note-citation>1</text:note-citation><text:note-body><text:p text:style-name="P60">http://maven.apache.org/ref/3.5.0/maven-core/lifecycles.html</text:p></text:note-body></text:note></text:span><text:span text:style-name="T1">, lifecycle phases are :</text:span></text:p>
      <text:list xml:id="list2820744357" text:style-name="L3">
        <text:list-item>
          <text:p text:style-name="P29">validate</text:p>
        </text:list-item>
        <text:list-item>
          <text:p text:style-name="P29">initialize</text:p>
        </text:list-item>
        <text:list-item>
          <text:p text:style-name="P31">generate-sources</text:p>
        </text:list-item>
        <text:list-item>
          <text:p text:style-name="P29">process-sources</text:p>
        </text:list-item>
        <text:list-item>
          <text:p text:style-name="P29">generate-resources</text:p>
        </text:list-item>
        <text:list-item>
          <text:p text:style-name="P29">process-resources</text:p>
        </text:list-item>
        <text:list-item>
          <text:p text:style-name="P31">compile</text:p>
        </text:list-item>
        <text:list-item>
          <text:p text:style-name="P29"><text:soft-page-break/>process-classes</text:p>
        </text:list-item>
        <text:list-item>
          <text:p text:style-name="P29">generate-test-sources</text:p>
        </text:list-item>
        <text:list-item>
          <text:p text:style-name="P29">process-test-sources</text:p>
        </text:list-item>
        <text:list-item>
          <text:p text:style-name="P30">generate-test-resources</text:p>
        </text:list-item>
        <text:list-item>
          <text:p text:style-name="P29">process-test-resources</text:p>
        </text:list-item>
        <text:list-item>
          <text:p text:style-name="P32">test-compile</text:p>
        </text:list-item>
        <text:list-item>
          <text:p text:style-name="P29">process-test-classes</text:p>
        </text:list-item>
        <text:list-item>
          <text:p text:style-name="P31">test</text:p>
        </text:list-item>
        <text:list-item>
          <text:p text:style-name="P29">prepare-package</text:p>
        </text:list-item>
        <text:list-item>
          <text:p text:style-name="P31">package</text:p>
        </text:list-item>
        <text:list-item>
          <text:p text:style-name="P29">pre-integration-test</text:p>
        </text:list-item>
        <text:list-item>
          <text:p text:style-name="P47"><text:span text:style-name="T1">integrat</text:span><text:span text:style-name="T3">i</text:span><text:span text:style-name="T1">on-test</text:span></text:p>
        </text:list-item>
        <text:list-item>
          <text:p text:style-name="P29">post-integration-test</text:p>
        </text:list-item>
        <text:list-item>
          <text:p text:style-name="P29">verify</text:p>
        </text:list-item>
        <text:list-item>
          <text:p text:style-name="P31">install</text:p>
        </text:list-item>
        <text:list-item>
          <text:p text:style-name="P48"><text:span text:style-name="T2">deploy</text:span><text:span text:style-name="T1"> </text:span></text:p>
        </text:list-item>
      </text:list>
      <text:p text:style-name="P25"/>
      <text:p text:style-name="P43">Some phases are not in lifecycle, and do not have prerequisites :</text:p>
      <text:list xml:id="list1747926129" text:style-name="L4">
        <text:list-item>
          <text:p text:style-name="P33">clean</text:p>
        </text:list-item>
        <text:list-item>
          <text:p text:style-name="P33">site</text:p>
        </text:list-item>
      </text:list>
      <text:p text:style-name="P25"/>
      <text:p text:style-name="P34">At each phase, plugins are bound. When a phase is executed, all plugins bound to this phase are executed. If one execution <text:s/>fails, all the build fails. If we need to extend maven build, we just have to declare a new plugin, and bind it to a phase.</text:p>
      <text:p text:style-name="P34"/>
      <text:h text:style-name="Heading_20_4" text:outline-level="4">Dependency management</text:h>
      <text:p text:style-name="P3"><text:span text:style-name="T1">We do not want to have code duplicated. We all have, in our projects, references to other </text:span><text:span text:style-name="T22">chunks</text:span><text:span text:style-name="T1"> of code, in other projects. We all have a copy of </text:span><text:span text:style-name="T4">functx.xsl</text:span><text:span text:style-name="T1"> from Priscilla W</text:span><text:span text:style-name="T18">al</text:span><text:span text:style-name="T1">msley, copied from project to project ! As there is no common mecanism to resolve those kinds of links in XML world, the usual way to solve this is to copy the code from source project, into other project where we need it. Others reference a GIT commit from another project, and check out this commit into project. Git as such a mecanism, but even if code is not duplicated, files are, and may be modified in host project. We want to rely on existing code, that has been build accordingly to our requirements, so we need to have :</text:span></text:p>
      <text:list xml:id="list932177078" text:style-name="L5">
        <text:list-item>
          <text:p text:style-name="P35">a way to store in a repository all release artifacts that have been build</text:p>
        </text:list-item>
        <text:list-item>
          <text:p text:style-name="P35">a way to reference an artifact we want to use (according to usual designation method)</text:p>
        </text:list-item>
        <text:list-item>
          <text:p text:style-name="P35">a way to access to a resource in an artifact.</text:p>
        </text:list-item>
      </text:list>
      <text:p text:style-name="P34"/>
      <text:p text:style-name="P3"><text:span text:style-name="T1">Maven has a way to uniquely identify an artifact : </text:span><text:span text:style-name="T4">(groupId:artifactId:version)</text:span><text:span text:style-name="T1">. </text:span><text:span text:style-name="T2">groupId</text:span><text:span text:style-name="T1"> represents a unique key to project, and is based on Java package naming conventions ; </text:span><text:span text:style-name="T2">artifactId</text:span><text:span text:style-name="T1"> represents something that is build by a maven module ; it must be unique per groupId ; </text:span><text:span text:style-name="T2">version</text:span><text:span text:style-name="T1"> represents the artifact version ; a version that ends with </text:span><text:span text:style-name="T4">-SNAPSHOT</text:span><text:span text:style-name="T1"> is a snapshot, </text:span><text:line-break/><text:span text:style-name="T1">and is not strictly </text:span><text:span text:style-name="T18">bound</text:span><text:span text:style-name="T1"> to a commit in SCM. All other strings represent a release, which is supposed to be uniquely </text:span><text:span text:style-name="T18">bound</text:span><text:span text:style-name="T1"> to a </text:span><text:span text:style-name="T18">sole </text:span><text:span text:style-name="T1">commit in SCM.</text:span></text:p>
      <text:p text:style-name="P3"><text:span text:style-name="T1">In a Java Maven project, when using an external libray is required, it's enough to declare a </text:span><text:span text:style-name="T4">dependency</text:span><text:span text:style-name="T1"> in project descriptor, </text:span><text:span text:style-name="T4">pom.xml</text:span><text:span text:style-name="T1">. If we want to use Saxon-HE 9.8.0-7 in our artifact, we just have to declare :</text:span></text:p>
      <text:p text:style-name="P34"/>
      <text:p text:style-name="P64"><text:span text:style-name="T4">&lt;dependencies&gt;</text:span><text:span text:style-name="T25"><text:line-break/> <text:s/></text:span><text:span text:style-name="T4">&lt;dependency&gt;</text:span><text:span text:style-name="T25"><text:line-break/> <text:s text:c="3"/></text:span><text:span text:style-name="T4">&lt;groupId&gt;net.sf.saxon&lt;/groupId&gt;</text:span><text:span text:style-name="T25"><text:line-break/> <text:s text:c="3"/></text:span><text:span text:style-name="T4">&lt;artifactId&gt;Saxon-HE&lt;/artifactId&gt;</text:span><text:span text:style-name="T25"><text:line-break/> <text:s text:c="3"/></text:span><text:span text:style-name="T4">&lt;version&gt;9.8.0-7&lt;/version&gt;</text:span><text:span text:style-name="T25"><text:line-break/> <text:s/></text:span><text:span text:style-name="T4">&lt;/dependency&gt;</text:span><text:span text:style-name="T25"><text:line-break/></text:span><text:span text:style-name="T4">&lt;/dependencies&gt;</text:span></text:p>
      <text:p text:style-name="P12"><text:line-break/><text:span text:style-name="T1">When Maven builds project, Maven downloads artifacts from central repository, copy them into a local repository, and constructs a classpath based on dependencies listed in pom. Included dependencies may declare other dependencies, and a full classpath is construct, based on the full dependency tree.</text:span></text:p>
      <text:p text:style-name="P13"><text:span text:style-name="T1">All resources in all jars declared as dependencies are accessible through standard Java resource loading mecanism : </text:span><text:span text:style-name="T4">getClass().getResource("</text:span><text:span text:style-name="T5">/</text:span><text:span text:style-name="T4">upper-case.xsl")</text:span><text:span text:style-name="T1">.</text:span><text:line-break/><text:line-break/><text:span text:style-name="T1">So, during build, Maven knows the location of jars pointed by dependencies ; they all are in local repository.</text:span><text:line-break/><text:line-break/><text:span text:style-name="T1">We decided to reference resources in external projects via the standard Maven dependency mecanism, and by constructing URIs that can point a resource in a dependency. Each dependency is associated to a </text:span><text:span text:style-name="T12">custom </text:span><text:span text:style-name="T2">URI protocol</text:span><text:span text:style-name="T1"> which is its </text:span><text:span text:style-name="T4">artifactId:/</text:span><text:span text:style-name="T1">. Then,</text:span><text:line-break/><text:span text:style-name="T1">the usual way to construct a path in URIs is used to point a resource.</text:span></text:p>
      <text:list xml:id="list1101526556" text:style-name="L6">
        <text:list-item>
          <text:p text:style-name="P50"><text:span text:style-name="T1">if we want to reference the </text:span><text:span text:style-name="T4">net.sf.saxon.Transform</text:span><text:span text:style-name="T1"> class in Saxon-HE 9.8.0-7 dependency, we'd construct </text:span><text:span text:style-name="T4">Saxon-HE:/net/sf/saxon/Transformer.class</text:span></text:p>
        </text:list-item>
        <text:list-item>
          <text:p text:style-name="P49"><text:span text:style-name="T1">if we want to reference the </text:span><text:span text:style-name="T4">file-utils.xsl</text:span><text:span text:style-name="T1"> in </text:span><text:span text:style-name="T4">(eu.els.common:xslLibrary:3.1.7)</text:span><text:span text:style-name="T1">, <text:line-break/>we'd use </text:span><text:span text:style-name="T4">xslLibrary:/file-utils.xsl</text:span></text:p>
        </text:list-item>
      </text:list>
      <text:p text:style-name="P36"/>
      <text:p text:style-name="P37">As it is common to change a dependency version, version is not included in URI ; hence, when changing a dependency version, code is not impacted.</text:p>
      <text:p text:style-name="P37"/>
      <text:p text:style-name="P4"><text:span text:style-name="T1">If we declare </text:span><text:span text:style-name="T4">xf-sas</text:span><text:span text:style-name="T1"> dependency :</text:span></text:p>
      <text:p text:style-name="P61">&lt;dependency&gt;</text:p>
      <text:p text:style-name="P61"><text:s text:c="2"/>&lt;groupId&gt;eu.lefebvre-sarrut.sie.xmlFirst&lt;/groupId&gt;</text:p>
      <text:p text:style-name="P61"><text:s text:c="2"/>&lt;artifactId&gt;xf-sas&lt;/artifactId&gt;</text:p>
      <text:p text:style-name="P61"><text:s text:c="2"/>&lt;version&gt;3.1.7&lt;/version&gt;</text:p>
      <text:p text:style-name="P61">&lt;/dependency&gt;</text:p>
      <text:p text:style-name="P63"/>
      <text:p text:style-name="P65">...we may have xsl with imports based on this URI syntax :</text:p>
      <text:p text:style-name="P8"><text:span text:style-name="T4">&lt;?xml version="1.0" encoding="UTF-8"?&gt;</text:span><text:span text:style-name="T25"><text:line-break/></text:span><text:span text:style-name="T4">&lt;xsl:stylesheet</text:span></text:p>
      <text:p text:style-name="P8"><text:span text:style-name="T4"><text:s text:c="4"/>xmlns:xsl="</text:span><text:a xlink:type="simple" xlink:href="http://www.w3.org/1999/XSL/Transform" text:style-name="Internet_20_link" text:visited-style-name="Visited_20_Internet_20_Link"><text:span text:style-name="T7">http://www.w3.org/1999/XSL/Transform</text:span></text:a><text:span text:style-name="T4">"</text:span></text:p>
      <text:p text:style-name="P8"><text:span text:style-name="T4"><text:s text:c="4"/>xmlns:xs="</text:span><text:a xlink:type="simple" xlink:href="http://www.w3.org/2001/XMLSchema" text:style-name="Internet_20_link" text:visited-style-name="Visited_20_Internet_20_Link"><text:span text:style-name="T7">http://www.w3.org/2001/XMLSchema</text:span></text:a><text:span text:style-name="T4">"</text:span></text:p>
      <text:p text:style-name="P61"><text:s text:c="4"/>exclude-result-prefixes="#all"</text:p>
      <text:p text:style-name="P8"><text:span text:style-name="T4"><text:s text:c="4"/>version="3.0"&gt;</text:span><text:span text:style-name="T25"><text:line-break/> <text:s/></text:span><text:span text:style-name="T4">&lt;xsl:import</text:span></text:p>
      <text:p text:style-name="P61"><text:s text:c="4"/>href="xf-sas:/xf-sas/efl/mem2ee.alphamem.xsl"/&gt;</text:p>
      <text:p text:style-name="P66"/>
      <text:p text:style-name="P14"><text:span text:style-name="T1">At </text:span><text:span text:style-name="T4">ìnitialize</text:span><text:span text:style-name="T1"> Maven phase, so in very beginnning of build lifecycle, we do use a </text:span><text:span text:style-name="T4">catalogBuilder-maven-plugin</text:span><text:span text:style-name="T1"><text:note text:id="ftn2" text:note-class="footnote"><text:note-citation>2</text:note-citation><text:note-body><text:p text:style-name="P57">https://github.com/cmarchand/maven-catalogBuilder-plugin</text:p></text:note-body></text:note></text:span><text:span text:style-name="T1"> that generates a catalog, based on dependencies declared </text:span><text:soft-page-break/><text:span text:style-name="T1">in pom.xml. This catalog is generated at each build, so always denotes dependencies declaration available in project descriptor. It declares </text:span><text:span text:style-name="T4">rewriteURI</text:span><text:span text:style-name="T1"> and </text:span><text:span text:style-name="T4">rewriteSystem</text:span><text:span text:style-name="T1"> entries, that maps protocols to jar locations. </text:span><text:line-break/><text:line-break/><text:span text:style-name="T1">The catalog includes all dependencies that do contains XML resources, but also other dependencies, including the ones that do not concern XML processing ; this could be filtered </text:span><text:span text:style-name="T13">in a future enhancement </text:span><text:span text:style-name="T1">to make catalogs lighter.</text:span></text:p>
      <text:p text:style-name="P14"><text:span text:style-name="T1"/></text:p>
      <text:p text:style-name="P62">&lt;?xml version="1.0" encoding="UTF-8"?&gt;</text:p>
      <text:p text:style-name="P62">&lt;!DOCTYPE catalog PUBLIC</text:p>
      <text:p text:style-name="P62"><text:s text:c="2"/>"-//OASIS//DTD Entity Resolution XML Catalog V1.0//EN"</text:p>
      <text:p text:style-name="P11"><text:span text:style-name="T8"><text:s text:c="2"/>"</text:span><text:a xlink:type="simple" xlink:href="http://www.oasis-open.org/committees/entity/release/1.0/catalog.dtd" text:style-name="Internet_20_link" text:visited-style-name="Visited_20_Internet_20_Link">http://www.oasis-open.org/committees/entity/release/1.0/catalog.dtd</text:a><text:span text:style-name="T8">"</text:span><text:span text:style-name="T9">&gt;</text:span></text:p>
      <text:p text:style-name="P62"><text:s text:c="2"/>&lt;catalog<text:line-break/> <text:s text:c="3"/>xmlns="urn:oasis:names:tc:entity:xmlns:xml:catalog"&gt;</text:p>
      <text:p text:style-name="P62"><text:s text:c="4"/>&lt;rewriteURI uriStartString="xsl-sas:/"</text:p>
      <text:p text:style-name="P9"><text:span text:style-name="T1"><text:s text:c="6"/>rewritePrefix=<text:line-break/> <text:s text:c="3"/>"jar:file:/</text:span><text:span text:style-name="T13">home</text:span><text:span text:style-name="T1">/cm/.m2/repo/eu/els/xf-sas/1.2.1/xf-sas-1.2.1.jar!/"/&gt;</text:span><text:line-break/> <text:s text:c="3"/><text:span text:style-name="T1">&lt;rewriteSystem uriStartString="xsl-sas:/"</text:span></text:p>
      <text:p text:style-name="P11"><text:span text:style-name="T8"><text:s text:c="6"/>rewritePrefix=<text:line-break/> <text:s text:c="3"/>"jar:</text:span><text:a xlink:type="simple" xlink:href="../../../../../../../cm/.m2/repo/eu/els/sie/xmlFirst/xf-sas/1.2.1/xf-sas-1.2.1.jar!/" text:style-name="Internet_20_link" text:visited-style-name="Visited_20_Internet_20_Link"><text:span text:style-name="T10">file:/</text:span></text:a><text:a xlink:type="simple" xlink:href="../../../../../../../cm/.m2/repo/eu/els/sie/xmlFirst/xf-sas/1.2.1/xf-sas-1.2.1.jar!/" text:style-name="Internet_20_link" text:visited-style-name="Visited_20_Internet_20_Link"><text:span text:style-name="T11">home</text:span></text:a><text:a xlink:type="simple" xlink:href="../../../../../../../cm/.m2/repo/eu/els/sie/xmlFirst/xf-sas/1.2.1/xf-sas-1.2.1.jar!/" text:style-name="Internet_20_link" text:visited-style-name="Visited_20_Internet_20_Link"><text:span text:style-name="T10">/cm/.m2/repo/eu/els/xf-sas/1.2.1/xf-sas-1.2.1.jar!/</text:span></text:a><text:span text:style-name="T8">"/&gt;</text:span></text:p>
      <text:p text:style-name="P62">&lt;/catalog&gt;</text:p>
      <text:p text:style-name="P67"/>
      <text:p text:style-name="P82"><text:span text:style-name="T1">This catalog is then used by all XML tools, including Maven plugins that do manipulate XML files. We have choosen to have, in all projects, such a catalog, named </text:span><text:span text:style-name="T4">catalog.xml</text:span><text:span text:style-name="T1">, at project's root. We can then define in oXygen, that we have to use a catalog named </text:span><text:span text:style-name="T4">${pdu}/catalog.xml</text:span><text:span text:style-name="T1"> ;</text:span><text:line-break/><text:span text:style-name="T1">this allows oXygen to access all resources we reference in our code, including resources located into jar files, thanks to Java supporting URI like </text:span><text:span text:style-name="T4">jar:file:/path/to/library.jar!/resource/to/file.xsl</text:span><text:line-break/><text:span text:style-name="T35">Developing in oXygen is the main reason of resolving resources to jar files, as oXygen is not maven aware, and do not loads dependency jars in project classpath. When running in Maven, all resources are in classpath, and could be directly access from their pat-part of URI, in classpath.</text:span></text:p>
      <text:p text:style-name="P82"><text:line-break/><text:span text:style-name="T1">This kind of resource references via URI mecanisms is quite common in XML world, and referencing resources from external dependencies can be - and is - generalized to all types :</text:span></text:p>
      <text:list xml:id="list555925135" text:style-name="L7">
        <text:list-item>
          <text:p text:style-name="P38">DOCTYPE definitions, references to DTD via SYSTEM declarations (we do not use PUBLIC definitions)</text:p>
        </text:list-item>
        <text:list-item>
          <text:p text:style-name="P38">imported or included XSL</text:p>
        </text:list-item>
        <text:list-item>
          <text:p text:style-name="P38">XML schema imports, includes, redefinitions</text:p>
        </text:list-item>
        <text:list-item>
          <text:p text:style-name="P51"><text:span text:style-name="T1">RelaxNG, NVDL</text:span></text:p>
        </text:list-item>
        <text:list-item>
          <text:p text:style-name="P51"><text:span text:style-name="T1">XQuery </text:span><text:span text:style-name="T19">import module </text:span><text:span text:style-name="T1">namespace</text:span></text:p>
        </text:list-item>
      </text:list>
      <text:p text:style-name="P39"/>
      <text:p text:style-name="P6"><text:span text:style-name="T1">We have choosen to use a protocol based only on </text:span><text:span text:style-name="T4">artifactId:/</text:span><text:span text:style-name="T1">. But </text:span><text:span text:style-name="T4">catalogBuilder‑maven‑plugin</text:span><text:span text:style-name="T1"> is able to use others patterns, based on </text:span><text:span text:style-name="T4">groupId</text:span><text:span text:style-name="T1"> and </text:span><text:span text:style-name="T4">artifactId</text:span><text:span text:style-name="T1">, with a user-defined syntax.</text:span></text:p>
      <text:p text:style-name="P6"><text:span text:style-name="T1"/></text:p>
      <text:h text:style-name="Heading_20_4" text:outline-level="4"><text:span text:style-name="T1">Unit test</text:span><text:span text:style-name="T13">s</text:span></text:h>
      <text:p text:style-name="P54"><text:span text:style-name="T1">Once dependency management solved, we tried to run unit tests each time a build is performed. We do use XSpec as a unit test framework. When we started this work, two XSpec Maven plugins were available : one written by Adam Retter, one by Daisy Consortium, maintained by Romain Deltour, both open source and available on Github.</text:span><text:line-break/></text:p>
      <text:p text:style-name="P84"><text:span text:style-name="T1">Maven has a standard way to organize directories in a project :</text:span></text:p>
      <text:p text:style-name="P54"><text:span text:style-name="T1"/></text:p>
      <text:p text:style-name="P20"><text:span text:style-name="T1"><text:s text:c="4"/>.</text:span><text:line-break/><text:span text:style-name="T1"> <text:s text:c="3"/>└── src</text:span><text:line-break/><text:span text:style-name="T1"> <text:s text:c="4"/>   ├── main</text:span><text:line-break/><text:span text:style-name="T1"> <text:s text:c="4"/>   │   └── java</text:span><text:line-break/><text:span text:style-name="T1"> <text:s text:c="4"/>   └── test</text:span><text:line-break/><text:span text:style-name="T1"> <text:s text:c="4"/>   <text:s text:c="4"/>└── java</text:span></text:p>
      <text:p text:style-name="P7"><text:span text:style-name="T1"/></text:p>
      <text:p text:style-name="P7"><text:span text:style-name="T1">We decided that our XSL code will be put under </text:span><text:span text:style-name="T4">src/main/xsl</text:span><text:span text:style-name="T1">, and XSpec files under </text:span><text:span text:style-name="T4">src/test/xspec</text:span><text:span text:style-name="T1">. So, our project structure is always :</text:span></text:p>
      <text:p text:style-name="P40"/>
      <text:p text:style-name="P20"><text:span text:style-name="T1"><text:s text:c="4"/>.</text:span><text:line-break/><text:span text:style-name="T1"> <text:s text:c="3"/>└── src</text:span><text:line-break/><text:span text:style-name="T1"> <text:s text:c="4"/>   ├── main</text:span><text:line-break/><text:span text:style-name="T1"> <text:s text:c="4"/>   │   └── xsl</text:span><text:line-break/><text:span text:style-name="T1"> <text:s text:c="4"/>   └── test</text:span><text:line-break/><text:span text:style-name="T1"> <text:s text:c="4"/>   <text:s text:c="4"/>└── xspec</text:span></text:p>
      <text:p text:style-name="P7"><text:line-break/><text:span text:style-name="T1">XSpec Maven Plugin looks recursively in </text:span><text:span text:style-name="T4">src/test/xspec</text:span><text:span text:style-name="T1"> for </text:span><text:span text:style-name="T4">*.xspec</text:span><text:span text:style-name="T1"> files. Each file is executed, accordingly to X</text:span><text:span text:style-name="T14">S</text:span><text:span text:style-name="T1">pec implementation, and a report is generated. In Maven, all generated files are generated in </text:span><text:span text:style-name="T4">target/</text:span><text:span text:style-name="T1"> directory. XSpec report file are generated in </text:span><text:span text:style-name="T4">target/xspec‑report</text:span><text:span text:style-name="T1">. If one XSpec unit test fails, all the plugin execution fails, </text:span><text:span text:style-name="T2">test</text:span><text:span text:style-name="T1"> phase fails, and build fails. </text:span><text:span text:style-name="T15">Plugin is bound to </text:span><text:span text:style-name="T6">test</text:span><text:span text:style-name="T15"> phase, but can also be bound to </text:span><text:span text:style-name="T6">integration‑tests</text:span><text:span text:style-name="T15"> if required.</text:span></text:p>
      <text:p text:style-name="P56"><text:span text:style-name="T1">Plugin has been largely enhanced to support catalogs, to allow to choose which Saxon product to use to perform tests, and reporting has been changed to be mo</text:span><text:span text:style-name="T14">r</text:span><text:span text:style-name="T1">e useful. XSpec for XQuery support was not in Adam's Retter release, and has just been added ; but XSpec for Schematron </text:span><text:span text:style-name="T15">support si still a work in progress.</text:span><text:line-break/><text:line-break/><text:span text:style-name="T1">As far as all unit tests do not succeed, we are not able to publish a release.</text:span><text:line-break/><text:line-break/><text:span text:style-name="T1">XSpec Maven Plugin</text:span><text:span text:style-name="T1"><text:note text:id="ftn3" text:note-class="footnote"><text:note-citation>3</text:note-citation><text:note-body><text:p text:style-name="P87">https://github.com/xspec/xspec-maven-plugin-1/</text:p></text:note-body></text:note></text:span><text:span text:style-name="T1"> code has moved to XSpec organization, and is now maintained by</text:span><text:line-break/><text:span text:style-name="T1">the same team that maintains XSpec. XSpec implementation is now available as a Maven artifact, and this allows to deploy quickly XSpec corrections into XSpec Maven plugin. There is still some job to do : XSpec Maven Plugin is not able to run XSpec on Schematron, and JUnit report</text:span><text:span text:style-name="T14">s are</text:span><text:span text:style-name="T1"> not generated.</text:span></text:p>
      <text:p text:style-name="P41"/>
      <text:h text:style-name="Heading_20_4" text:outline-level="4">Code generation</text:h>
      <text:p text:style-name="P41">We have a grammar (RelaxNG) that has different distributions : one very strict, the other one 'lighter'. The lighter can easily be generated from the strict one, by applying a simple transformation. Instead of duplicating code, the strict grammar is released as an artifact, from its source code, but the lighter is generated from the strict one.</text:p>
      <text:p text:style-name="P5"><text:span text:style-name="T1">A new project </text:span><text:span text:style-name="T19">declares</text:span><text:span text:style-name="T1"> a dependency on the strict </text:span><text:span text:style-name="T19">grammar </text:span><text:span text:style-name="T1">artifact, embeds XSL to transform </text:span><text:span text:style-name="T19">strict grammar source files</text:span><text:span text:style-name="T1">. At </text:span><text:span text:style-name="T4">generate-sources</text:span><text:span text:style-name="T1"> phase, XSL are </text:span><text:span text:style-name="T14">applied</text:span><text:span text:style-name="T1"> on strict </text:span><text:span text:style-name="T19">source files</text:span><text:span text:style-name="T1">, and this generates the 'lighter' grammar. Then generated sources are packaged, and deployed as a new artifact, with no source duplicated, or manually modified. </text:span><text:span text:style-name="T14">We are able to distribute the ligther grammar as an artifact, without any source code, except the transformer.</text:span><text:line-break/><text:line-break/><text:soft-page-break/><text:span text:style-name="T1">We do use Maven XML Plugin</text:span><text:span text:style-name="T1"><text:note text:id="ftn4" text:note-class="footnote"><text:note-citation>4</text:note-citation><text:note-body><text:p text:style-name="P58">http://www.mojohaus.org/xml-maven-plugin/</text:p></text:note-body></text:note></text:span><text:span text:style-name="T1"> to apply XSL on RelaxNG source code, and to produce the 'lighter' grammar. It allows to embed Saxon as a XSLT 2.0 processor, and supports catalogs, so no enhancement were required to use this plugin. </text:span><text:line-break/><text:line-break/><text:span text:style-name="T1">At this time, we do not have a framework to perform unit tests on RelaxNG, but this could be done with other frameworks, like XMLUnit</text:span><text:span text:style-name="T1"><text:note text:id="ftn5" text:note-class="footnote"><text:note-citation>5</text:note-citation><text:note-body><text:p text:style-name="P19">http://www.xmlunit.org/</text:p></text:note-body></text:note></text:span><text:span text:style-name="T1">. Job has not be done, due to lack of resources, but this is technically possible, and could easily be embeded in a maven plugin, b</text:span><text:span text:style-name="T20">ou</text:span><text:span text:style-name="T1">nd to </text:span><text:span text:style-name="T4">test</text:span><text:span text:style-name="T1"> phase.</text:span><text:line-break/><text:line-break/><text:span text:style-name="T1">Maven XML Plugin may be used to apply transformation on any XML source document, and is very suitable for generating sources.</text:span></text:p>
      <text:p text:style-name="P42"/>
      <text:h text:style-name="Heading_20_4" text:outline-level="4">Source code documentation</text:h>
      <text:p text:style-name="P5"><text:span text:style-name="T1">Java has a standard way to produce source code documentation : javadoc. This system is very popular, and has been adapted to various programming languages. oXygen has defined a grammar to add documentation to XSL, xd-doc</text:span><text:span text:style-name="T1"><text:note text:id="ftn6" text:note-class="footnote"><text:note-citation>6</text:note-citation><text:note-body><text:p text:style-name="P59">https://www.oxygenxml.com/doc/versions/19.1/ug-editor/topics/XSLT-Stylesheet-documentation-support.html</text:p></text:note-body></text:note></text:span><text:span text:style-name="T1">.</text:span><text:line-break/><text:span text:style-name="T1">oXygen provides tools to generate a developer-oriented documentation, in an HTML format ; unfortunately, this tool is not open source, and could not be used directly. We have created a xslDoc Maven Plugin</text:span><text:span text:style-name="T1"><text:note text:id="ftn7" text:note-class="footnote"><text:note-citation>7</text:note-citation><text:note-body><text:p text:style-name="P59">https://github.com/cmarchand/xslDoc-maven-plugin</text:p></text:note-body></text:note></text:span><text:span text:style-name="T1"> that generates XSL documentation. This plugin is a report plugin, and can be added to Maven site reports. When you ask Maven to generate project's site, XSL documentation</text:span><text:line-break/><text:span text:style-name="T1">is added to project's site.</text:span><text:line-break/><text:line-break/><text:span text:style-name="T1">We have also created such a plugin for XQuery documentation</text:span><text:span text:style-name="T1"><text:note text:id="ftn8" text:note-class="footnote"><text:note-citation>8</text:note-citation><text:note-body><text:p text:style-name="P59">https://github.com/cmarchand/xqueryDoc-maven-plugin</text:p></text:note-body></text:note></text:span><text:span text:style-name="T1">, based on xquerydoc</text:span><text:span text:style-name="T1"><text:note text:id="ftn9" text:note-class="footnote"><text:note-citation>9</text:note-citation><text:note-body><text:p text:style-name="P18"><text:span text:style-name="T1">http</text:span><text:span text:style-name="T16">s</text:span><text:span text:style-name="T1">://github.com/xquery/xquerydoc</text:span></text:p></text:note-body></text:note></text:span><text:span text:style-name="T1">.</text:span><text:line-break/><text:span text:style-name="T1">XQuery documentation is also generated as a site report when plugin is declared in pom.</text:span></text:p>
      <text:p text:style-name="P42"/>
      <text:p text:style-name="P10"><text:span text:style-name="T1"><text:s text:c="2"/></text:span><text:span text:style-name="T4"><text:s text:c="2"/>&lt;reporting&gt;<text:line-break/> <text:s text:c="3"/>&lt;plugins&gt;<text:line-break/> <text:s text:c="5"/>&lt;plugin&gt;<text:line-break/> <text:s text:c="7"/>&lt;groupId&gt;top.marchand.xml&lt;/groupId&gt;<text:line-break/> <text:s text:c="7"/>&lt;artifactId&gt;xslDoc-maven-plugin&lt;/artifactId&gt;<text:line-break/> <text:s text:c="7"/>&lt;version&gt;0.6&lt;/version&gt;<text:line-break/> <text:s text:c="5"/>&lt;/plugin&gt;<text:line-break/> <text:s text:c="5"/>&lt;plugin&gt;<text:line-break/> <text:s text:c="7"/>&lt;groupId&gt;top.marchand.xml&lt;/groupId&gt;<text:line-break/> <text:s text:c="7"/>&lt;artifactId&gt;xquerydoc-maven-plugin&lt;/artifactId&gt;<text:line-break/> <text:s text:c="7"/>&lt;version&gt;0.1&lt;/version&gt;<text:line-break/> <text:s text:c="5"/>&lt;/plugin&gt;<text:line-break/> <text:s text:c="3"/>&lt;/plugins&gt;<text:line-break/> <text:s/>&lt;/reporting&gt;<text:line-break/>&lt;/project&gt;</text:span></text:p>
      <text:p text:style-name="P68"/>
      <text:p text:style-name="P15"><text:span text:style-name="T1">XQuery files are expected to be located in </text:span><text:span text:style-name="T4">src/main/xquery</text:span><text:span text:style-name="T1">.</text:span></text:p>
      <text:p text:style-name="P69"/>
      <text:h text:style-name="P88" text:outline-level="4">Compiling</text:h>
      <text:p text:style-name="P70">It’s common that distributed code files differs from source code file. We could consider that transforming a source code file to a distributed code file is the compilation, whatever transforming <text:soft-page-break/>is. Having distributed code <text:span text:style-name="T26">transform, or "</text:span>obfuscated", guarantees that it will never be modified in production environments. Mainly, we were interested in XSLT compilation. Thanks to XSL 3.0, we are now able to distribute compiled XSL files.</text:p>
      <text:p text:style-name="P71">When compiling an XSL file that declares imports and includes, only one file is generated, all imports and includes are merged into the one that will be run. You have less files to distribute, and you will not forget to distribute a dependency file.</text:p>
      <text:p text:style-name="P16"><text:span text:style-name="T1">Saxon-EE is able to compile XSL files. We’ve created a XslCompiler Maven plugin</text:span><text:span text:style-name="T1"><text:note text:id="ftn10" text:note-class="footnote"><text:note-citation>10</text:note-citation><text:note-body><text:p text:style-name="P21">https://github.com/cmarchand/xslcompiler-maven-plugin</text:p></text:note-body></text:note></text:span><text:span text:style-name="T1"> that relies on Saxon-EE and that compiles XSL files from sources to </text:span><text:span text:style-name="T4">target/</text:span><text:span text:style-name="T1"> directory. This plugin is still under evaluation, mainly for unit tests considerations.</text:span></text:p>
      <text:p text:style-name="P71">Most of Xsl files are included or imported, but never directly run. Those files should not be compiled, i.e. should not have a distributed form ; this plugin requires developer to declare which Xsl source files must be compiled.</text:p>
      <text:p text:style-name="P71"/>
      <text:p text:style-name="P72">We have a problem in distributing compiled files : XSpec tests source files – uncompiled XSL files. XSpec implementation generates a XSL that includes the XSL we want to unit-test. Then this XSL is compiled (saved or not), and run. So, the compiled file that is tested is not the one that will be distributed.</text:p>
      <text:p text:style-name="P73">Investigations on how to solve these problems have not been done ; but we could think to reference compiled XSL from XSpec file – if implementation allows it – or compiling generated XSpec XSL to a compiled form, and then running it ; all of this require talks with Saxonica, to know what can be done or not, what we can rely on, or not.</text:p>
      <text:p text:style-name="P73"/>
      <text:h text:style-name="Heading_20_4" text:outline-level="4">Packaging</text:h>
      <text:p text:style-name="P79">Common packaging for a maven artifact is a jar file, that embeds only files from the project. The wide majority of our projects are published as jar files into repository manager. But these kind of jar files are not very suited to be deployed on a server. We have projects, which are only Java projects, that embeds a XSLT processor, a X<text:span text:style-name="T35">P</text:span>roc processor, or gaulois-pipe, and all XML artifacts needed. Thoses projects delivers a jar file with all dependencies included, with a <text:span text:style-name="T31">main-class entry in manifest, that allows to be run simply : </text:span><text:span text:style-name="T28">java -</text:span><text:span text:style-name="T33">jar full-program-1.3.7.jar</text:span><text:span text:style-name="T32">. Such a jar is autonomous, and is very easy to deploy on <text:s/>a server. In such a jar, all resources from all dependencies are put in the same jar. Catalog needs to be re-</text:span><text:span text:style-name="T34">created</text:span><text:span text:style-name="T32"> for such a jar, as all resources are directly in classpath, </text:span><text:span text:style-name="T34">and not split into many jar files</text:span><text:span text:style-name="T32">. We use </text:span><text:span text:style-name="T33">rewriteURI</text:span><text:span text:style-name="T32"> and </text:span><text:span text:style-name="T33">rewriteSystem</text:span><text:span text:style-name="T32"> to map all artifact based protocols to a </text:span><text:span text:style-name="T33">cp:/</text:span><text:span text:style-name="T32"> protocol, cp for classpath. We have written a Java protocol handler for this protocol, which load resources directly from classpath.</text:span></text:p>
      <text:p text:style-name="P80">This can only be used in a JVM where the whole resources are in classpath ; when developing in oXygen, this is not true, that’s why we <text:span text:style-name="T35">map protocols to dependency jar files.</text:span></text:p>
      <text:p text:style-name="P80"/>
      <text:h text:style-name="Heading_20_3" text:outline-level="3">Future</text:h>
      <text:p text:style-name="P17"><text:span text:style-name="T1">Dependency management now works perfectly, and do not need enhancements anymore. Maybe some more entries in generated catalog file, </text:span><text:span text:style-name="T17">but this should be the limit.</text:span></text:p>
      <text:p text:style-name="P74"/>
      <text:p text:style-name="P74">Documentation needs to be beautified ; mainly XSL documentation. <text:span text:style-name="T35">oX</text:span>ygen has really done a great job, and it’s difficult to have something as beautifull as <text:span text:style-name="T26">they produce, under a free and open source license</text:span>. We still have some bugs, mainly on components identification, with <text:span text:style-name="T25">@use-when</text:span> attribute.</text:p>
      <text:p text:style-name="P74"/>
      <text:p text:style-name="P75">We are not able to generate documentation for grammars : mainly XML Schema and RelaxNG, and others like Schematron and NVDL ; we have some ideas, but not enough resources to put them in a useful plugin.</text:p>
      <text:p text:style-name="P75"/>
      <text:p text:style-name="P76"><text:soft-page-break/>We hope other developers will <text:span text:style-name="T35">publish</text:span> their libraries as Maven artifacts ; hence, we could use them as dependencies ; today, we must put a lot of <text:span text:style-name="T29">pom configuration</text:span> to download source files <text:span text:style-name="T35">(or zip files, or anything else)</text:span>, package them into an artifact, and deploy it into each local repository. It’s not very easy, and requires Maven specialists. <text:span text:style-name="T35">We would be very interested if skeleton organization, for example, were able to provide skeleton implementation as a maven artifact.</text:span></text:p>
      <text:p text:style-name="P76"/>
      <text:p text:style-name="P77">A similar approach could be used for a gradle build. Gradle also allows to declare a list of dependencies. It <text:span text:style-name="T30">should be easy to write a plugin that generates a catalog. But it should probably require to write as many plugins as we had to for Maven.</text:span></text:p>
      <text:p text:style-name="P77"/>
      <text:p text:style-name="P77"/>
      <text:p text:style-name="P78">During XML Prague 2018 talk, Matthieu has made a demo based on this project : <text:a xlink:type="simple" xlink:href="https://github.com/mricaud/xml-prague-2018-demo_ouvrage-to-html" text:style-name="Internet_20_link" text:visited-style-name="Visited_20_Internet_20_Link">https://github.com/mricaud/xml-prague-2018-demo_ouvrage-to-html</text:a></text:p>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Marchand</meta:initial-creator>
    <meta:creation-date>2018-01-28T21:10:31.390308115</meta:creation-date>
    <dc:date>2018-01-30T23:52:10.289210846</dc:date>
    <dc:creator>Christophe Marchand</dc:creator>
    <meta:editing-duration>PT1H2M8S</meta:editing-duration>
    <meta:editing-cycles>12</meta:editing-cycles>
    <meta:generator>LibreOffice/5.4.4.2$MacOSX_X86_64 LibreOffice_project/2524958677847fb3bb44820e40380acbe820f960</meta:generator>
    <meta:document-statistic meta:table-count="0" meta:image-count="0" meta:object-count="0" meta:page-count="9" meta:paragraph-count="150" meta:word-count="3472" meta:character-count="22229" meta:non-whitespace-character-count="18672"/>
  </office:meta>
</office:document-meta>
</file>